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B100000DB4FF9A91067BC4CC7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Regular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6667in" fo:margin-left="-0.6875in" table:align="left" style:writing-mode="lr-tb"/>
    </style:style>
    <style:style style:name="Table1.A" style:family="table-column">
      <style:table-column-properties style:column-width="0.2472in"/>
    </style:style>
    <style:style style:name="Table1.B" style:family="table-column">
      <style:table-column-properties style:column-width="1.3806in"/>
    </style:style>
    <style:style style:name="Table1.C" style:family="table-column">
      <style:table-column-properties style:column-width="1.1882in"/>
    </style:style>
    <style:style style:name="Table1.D" style:family="table-column">
      <style:table-column-properties style:column-width="0.8396in"/>
    </style:style>
    <style:style style:name="Table1.E" style:family="table-column">
      <style:table-column-properties style:column-width="0.1563in"/>
    </style:style>
    <style:style style:name="Table1.F" style:family="table-column">
      <style:table-column-properties style:column-width="0.5618in"/>
    </style:style>
    <style:style style:name="Table1.G" style:family="table-column">
      <style:table-column-properties style:column-width="0.2444in"/>
    </style:style>
    <style:style style:name="Table1.H" style:family="table-column">
      <style:table-column-properties style:column-width="0.9333in"/>
    </style:style>
    <style:style style:name="Table1.I" style:family="table-column">
      <style:table-column-properties style:column-width="0.3799in"/>
    </style:style>
    <style:style style:name="Table1.J" style:family="table-column">
      <style:table-column-properties style:column-width="0.625in"/>
    </style:style>
    <style:style style:name="Table1.K" style:family="table-column">
      <style:table-column-properties style:column-width="0.1771in"/>
    </style:style>
    <style:style style:name="Table1.L" style:family="table-column">
      <style:table-column-properties style:column-width="0.2653in"/>
    </style:style>
    <style:style style:name="Table1.M" style:family="table-column">
      <style:table-column-properties style:column-width="0.6681in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middle" fo:background-color="#dee6ef" fo:padding="0.0382in" fo:border="0.5pt solid #000000">
        <style:background-image/>
      </style:table-cell-properties>
    </style:style>
    <style:style style:name="Table1.2" style:family="table-row">
      <style:table-row-properties style:min-row-height="0.1813in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E4" style:family="table-cell">
      <style:table-cell-properties style:vertical-align="middle" fo:padding="0.0382in" fo:border="none"/>
    </style:style>
    <style:style style:name="Table1.H4" style:family="table-cell">
      <style:table-cell-properties style:vertical-align="middle" fo:padding="0.0382in" fo:border="none"/>
    </style:style>
    <style:style style:name="Table1.L4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L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L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L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L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C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D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E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H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L10" style:family="table-cell">
      <style:table-cell-properties style:vertical-align="middle" fo:padding="0.0382in" fo:border-left="none" fo:border-right="none" fo:border-top="none" fo:border-bottom="0.5pt solid #000000"/>
    </style:style>
    <style:style style:name="Table1.A11" style:family="table-cell">
      <style:table-cell-properties style:vertical-align="middle" fo:background-color="#dee6e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C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D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E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H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L18" style:family="table-cell">
      <style:table-cell-properties style:vertical-align="middle" fo:padding="0.0382in" fo:border-left="none" fo:border-right="none" fo:border-top="none" fo:border-bottom="0.5pt solid #000000"/>
    </style:style>
    <style:style style:name="Table1.A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4" style:family="table-cell">
      <style:table-cell-properties style:vertical-align="middle" fo:padding="0.0382in" fo:border-left="none" fo:border-right="none" fo:border-top="none" fo:border-bottom="0.5pt solid #000000"/>
    </style:style>
    <style:style style:name="Table1.F24" style:family="table-cell">
      <style:table-cell-properties style:vertical-align="middle" fo:padding="0.0382in" fo:border-left="none" fo:border-right="none" fo:border-top="none" fo:border-bottom="0.5pt solid #000000"/>
    </style:style>
    <style:style style:name="Table1.I24" style:family="table-cell">
      <style:table-cell-properties style:vertical-align="middle" fo:padding="0.0382in" fo:border-left="none" fo:border-right="none" fo:border-top="none" fo:border-bottom="0.5pt solid #000000"/>
    </style:style>
    <style:style style:name="Table1.A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9" style:family="table-cell">
      <style:table-cell-properties style:vertical-align="middle" fo:padding="0.0382in" fo:border-left="none" fo:border-right="none" fo:border-top="none" fo:border-bottom="0.5pt solid #000000"/>
    </style:style>
    <style:style style:name="Table1.F29" style:family="table-cell">
      <style:table-cell-properties style:vertical-align="middle" fo:padding="0.0382in" fo:border-left="none" fo:border-right="none" fo:border-top="none" fo:border-bottom="0.5pt solid #000000"/>
    </style:style>
    <style:style style:name="Table1.I29" style:family="table-cell">
      <style:table-cell-properties style:vertical-align="middle" fo:padding="0.0382in" fo:border-left="none" fo:border-right="none" fo:border-top="none" fo:border-bottom="0.5pt solid #000000"/>
    </style:style>
    <style:style style:name="Table1.A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C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D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E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H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L34" style:family="table-cell">
      <style:table-cell-properties style:vertical-align="middle" fo:padding="0.0382in" fo:border-left="none" fo:border-right="none" fo:border-top="none" fo:border-bottom="0.5pt solid #000000"/>
    </style:style>
    <style:style style:name="Table1.36" style:family="table-row">
      <style:table-row-properties style:min-row-height="0.134in"/>
    </style:style>
    <style:style style:name="Table1.A3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7" style:family="table-cell">
      <style:table-cell-properties style:vertical-align="middle" fo:padding="0.0382in" fo:border="none"/>
    </style:style>
    <style:style style:name="Table1.C37" style:family="table-cell">
      <style:table-cell-properties style:vertical-align="middle" fo:padding="0.0382in" fo:border="none"/>
    </style:style>
    <style:style style:name="Table1.D37" style:family="table-cell">
      <style:table-cell-properties style:vertical-align="middle" fo:padding="0.0382in" fo:border="none"/>
    </style:style>
    <style:style style:name="Table1.E37" style:family="table-cell">
      <style:table-cell-properties style:vertical-align="middle" fo:padding="0.0382in" fo:border="none"/>
    </style:style>
    <style:style style:name="Table1.H37" style:family="table-cell">
      <style:table-cell-properties style:vertical-align="middle" fo:padding="0.0382in" fo:border="none"/>
    </style:style>
    <style:style style:name="Table1.L37" style:family="table-cell">
      <style:table-cell-properties style:vertical-align="middle" fo:padding="0.0382in" fo:border="none"/>
    </style:style>
    <style:style style:name="Table1.A3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C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D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E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H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L44" style:family="table-cell">
      <style:table-cell-properties style:vertical-align="middle" fo:padding="0.0382in" fo:border-left="none" fo:border-right="none" fo:border-top="none" fo:border-bottom="0.5pt solid #000000"/>
    </style:style>
    <style:style style:name="Table1.A4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C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D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E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H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L47" style:family="table-cell">
      <style:table-cell-properties style:vertical-align="middle" fo:padding="0.0382in" fo:border-left="none" fo:border-right="none" fo:border-top="none" fo:border-bottom="0.5pt solid #000000"/>
    </style:style>
    <style:style style:name="Table1.A49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M4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C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D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E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H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L53" style:family="table-cell">
      <style:table-cell-properties style:vertical-align="middle" fo:padding="0.0382in" fo:border-left="none" fo:border-right="none" fo:border-top="none" fo:border-bottom="0.5pt solid #000000"/>
    </style:style>
    <style:style style:name="Table1.A5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2" fo:widows="2" fo:text-indent="-0.6866in" style:auto-text-indent="false" fo:background-color="transparent" style:writing-mode="lr-tb"/>
      <style:text-properties officeooo:paragraph-rsid="001a2866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2" fo:widows="2" fo:text-indent="-0.6866in" style:auto-text-indent="false" style:page-number="auto" fo:background-color="transparent" style:writing-mode="lr-tb"/>
      <style:text-properties officeooo:paragraph-rsid="001a2866"/>
    </style:style>
    <style:style style:name="P3" style:family="paragraph" style:parent-style-name="Table_20_Contents" style:master-page-name="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-0.6866in" style:auto-text-indent="false" style:page-number="auto" fo:background-color="transparent" text:number-lines="false" text:line-number="0" style:writing-mode="lr-tb"/>
      <style:text-properties officeooo:paragraph-rsid="001a2866"/>
    </style:style>
    <style:style style:name="P4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-0.6866in" style:auto-text-indent="false" fo:background-color="transparent" text:number-lines="false" text:line-number="0" style:writing-mode="lr-tb"/>
      <style:text-properties officeooo:paragraph-rsid="001a2866"/>
    </style:style>
    <style:style style:name="P5" style:family="paragraph" style:parent-style-name="Table_20_Contents" style:master-page-name="">
      <loext:graphic-properties draw:fill="none"/>
      <style:paragraph-properties fo:margin-left="0in" fo:margin-right="-0.6866in" fo:margin-top="0in" fo:margin-bottom="0in" style:contextual-spacing="false" fo:line-height="108%" fo:text-align="start" style:justify-single-word="false" fo:orphans="0" fo:widows="0" fo:text-indent="-0.6866in" style:auto-text-indent="false" style:page-number="auto" fo:background-color="transparent" text:number-lines="false" text:line-number="0" style:writing-mode="lr-tb">
        <style:tab-stops>
          <style:tab-stop style:position="7in"/>
        </style:tab-stops>
      </style:paragraph-properties>
      <style:text-properties style:font-name="arial" officeooo:rsid="0004c6ee" officeooo:paragraph-rsid="001a2866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-0.6866in" style:auto-text-indent="false" fo:background-color="transparent" text:number-lines="false" text:line-number="0" style:writing-mode="lr-tb"/>
      <style:text-properties fo:color="#3465a4" loext:opacity="100%" style:font-name="Arial1" fo:font-size="10pt" fo:font-weight="bold" officeooo:rsid="00a4a342" officeooo:paragraph-rsid="00a4a34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3465a4" loext:opacity="100%" style:font-name="Arial1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3465a4" loext:opacity="100%"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3465a4" loext:opacity="100%" style:font-name="Arial1" fo:font-size="8pt" fo:font-weight="bold" officeooo:rsid="00b7c69c" officeooo:paragraph-rsid="00b7c69c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3465a4" loext:opacity="100%" style:font-name="Arial1" fo:font-size="8pt" fo:font-weight="bold" officeooo:rsid="00b7c69c" officeooo:paragraph-rsid="00b7c69c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3465a4" loext:opacity="100%" style:font-name="Arial1" fo:font-size="8pt" fo:font-weight="bold" officeooo:rsid="00b7c69c" officeooo:paragraph-rsid="00fc52a7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3465a4" loext:opacity="100%" style:font-name="Arial1" fo:font-size="8pt" fo:font-weight="bold" officeooo:rsid="00de11be" officeooo:paragraph-rsid="00fdbcc1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3465a4" loext:opacity="100%" style:font-name="Arial1" fo:font-size="8pt" style:font-size-asian="8pt" style:font-size-complex="8pt"/>
    </style:style>
    <style:style style:name="P1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3465a4" loext:opacity="100%" style:font-name="Arial1" fo:font-size="8pt" style:font-size-asian="8pt" style:font-size-complex="8pt"/>
    </style:style>
    <style:style style:name="P1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3465a4" loext:opacity="100%" style:font-name="Arial1" fo:font-size="8pt" officeooo:rsid="01402721" officeooo:paragraph-rsid="01402721" style:font-size-asian="8pt" style:font-size-complex="8pt"/>
    </style:style>
    <style:style style:name="P1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3465a4" loext:opacity="100%" style:font-name="Arial1" fo:font-size="8pt" officeooo:rsid="011ca1d9" officeooo:paragraph-rsid="011ca1d9" style:font-size-asian="8pt" style:font-size-complex="8pt"/>
    </style:style>
    <style:style style:name="P17" style:family="paragraph" style:parent-style-name="Table_20_Contents">
      <style:paragraph-properties fo:margin-top="0in" fo:margin-bottom="0in" style:contextual-spacing="false"/>
      <style:text-properties style:font-name="Arial1" fo:font-size="6pt" officeooo:paragraph-rsid="00ad65c7" style:font-size-asian="6pt" style:font-size-complex="6pt"/>
    </style:style>
    <style:style style:name="P18" style:family="paragraph" style:parent-style-name="Table_20_Contents">
      <style:paragraph-properties fo:margin-top="0in" fo:margin-bottom="0in" style:contextual-spacing="false"/>
      <style:text-properties style:font-name="Arial1" fo:font-size="6pt" officeooo:rsid="00186fd9" officeooo:paragraph-rsid="00b7c69c" style:font-size-asian="6pt" style:font-size-complex="6pt"/>
    </style:style>
    <style:style style:name="P1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-0.6866in" style:auto-text-indent="false" fo:background-color="transparent" text:number-lines="false" text:line-number="0" style:writing-mode="lr-tb"/>
      <style:text-properties style:font-name="Arial1" fo:font-size="8pt" officeooo:rsid="00a4a342" officeooo:paragraph-rsid="00a4a342" style:font-size-asian="8pt" style:font-size-complex="8pt"/>
    </style:style>
    <style:style style:name="P2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1" fo:font-size="8pt" officeooo:rsid="00a4a342" officeooo:paragraph-rsid="00a4a342" style:font-size-asian="8pt" style:font-size-complex="8pt"/>
    </style:style>
    <style:style style:name="P2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1" fo:font-size="8pt" officeooo:rsid="00a4a342" officeooo:paragraph-rsid="00a4a342" style:font-size-asian="8pt" style:font-size-complex="8pt"/>
    </style:style>
    <style:style style:name="P2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officeooo:rsid="00ad65c7" style:font-size-asian="8pt" style:font-size-complex="8pt"/>
    </style:style>
    <style:style style:name="P2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officeooo:paragraph-rsid="00c1ba09" style:font-size-asian="8pt" style:font-size-complex="8pt"/>
    </style:style>
    <style:style style:name="P2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1" fo:font-size="8pt" style:font-size-asian="8pt" style:font-size-complex="8pt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1" fo:font-size="8pt" officeooo:rsid="00caf46b" officeooo:paragraph-rsid="00c2b641" style:font-size-asian="8pt" style:font-size-complex="8pt"/>
    </style:style>
    <style:style style:name="P2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1" fo:font-size="8pt" officeooo:rsid="01161d44" officeooo:paragraph-rsid="01161d44" style:font-size-asian="8pt" style:font-size-complex="8pt"/>
    </style:style>
    <style:style style:name="P2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1" fo:font-size="8pt" officeooo:rsid="00d31c3d" officeooo:paragraph-rsid="00f2251d" style:font-size-asian="8pt" style:font-size-complex="8pt"/>
    </style:style>
    <style:style style:name="P2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officeooo:rsid="00f2251d" officeooo:paragraph-rsid="00f2251d" style:font-size-asian="8pt" style:font-size-complex="8pt"/>
    </style:style>
    <style:style style:name="P3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1" fo:font-size="8pt" officeooo:rsid="00d49769" officeooo:paragraph-rsid="00f2251d" style:font-size-asian="8pt" style:font-size-complex="8pt"/>
    </style:style>
    <style:style style:name="P3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officeooo:rsid="00db6f01" officeooo:paragraph-rsid="00db6f01" style:font-size-asian="8pt" style:font-size-complex="8pt"/>
    </style:style>
    <style:style style:name="P3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8pt" officeooo:rsid="01402721" officeooo:paragraph-rsid="01402721" style:font-size-asian="8pt" style:font-size-complex="8pt"/>
    </style:style>
    <style:style style:name="P33" style:family="paragraph" style:parent-style-name="Table_20_Contents">
      <style:paragraph-properties fo:margin-top="0in" fo:margin-bottom="0in" style:contextual-spacing="false"/>
      <style:text-properties officeooo:paragraph-rsid="00ce5fa0"/>
    </style:style>
    <style:style style:name="P34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officeooo:paragraph-rsid="0051818f"/>
    </style:style>
    <style:style style:name="P35" style:family="paragraph" style:parent-style-name="Table_20_Contents">
      <style:paragraph-properties fo:margin-top="0in" fo:margin-bottom="0in" style:contextual-spacing="false"/>
      <style:text-properties officeooo:paragraph-rsid="00b7c69c"/>
    </style:style>
    <style:style style:name="P36" style:family="paragraph" style:parent-style-name="Table_20_Contents">
      <style:paragraph-properties fo:margin-top="0in" fo:margin-bottom="0in" style:contextual-spacing="false" fo:line-height="100%" fo:text-align="start" style:justify-single-word="false"/>
    </style:style>
    <style:style style:name="P3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118d732"/>
    </style:style>
    <style:style style:name="P3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11ca1d9"/>
    </style:style>
    <style:style style:name="P3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1382e9e"/>
    </style:style>
    <style:style style:name="P4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0b7c69c"/>
    </style:style>
    <style:style style:name="P4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0e446cd"/>
    </style:style>
    <style:style style:name="P4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officeooo:paragraph-rsid="00a4a342"/>
    </style:style>
    <style:style style:name="P4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2a6099" loext:opacity="100%" style:font-name="Arial1" fo:font-size="8pt" fo:font-weight="bold" officeooo:rsid="00a4a342" officeooo:paragraph-rsid="00a4a342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2a6099" loext:opacity="100%" style:font-name="Arial1" fo:font-size="8pt" fo:font-weight="bold" officeooo:rsid="00a5d069" officeooo:paragraph-rsid="00a5d069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2a6099" loext:opacity="100%" style:font-name="Arial1" fo:font-size="8pt" officeooo:rsid="00a4a342" officeooo:paragraph-rsid="00a4a342" style:font-size-asian="8pt" style:font-size-complex="8pt"/>
    </style:style>
    <style:style style:name="P4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2a6099" loext:opacity="100%" style:font-name="Arial1" fo:font-size="8pt" officeooo:rsid="00a4a342" officeooo:paragraph-rsid="00a4a342" style:font-size-asian="8pt" style:font-size-complex="8pt"/>
    </style:style>
    <style:style style:name="P4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2a6099" loext:opacity="100%" style:font-name="Arial1" fo:font-size="8pt" style:font-size-asian="8pt" style:font-size-complex="8pt"/>
    </style:style>
    <style:style style:name="P4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2a6099" loext:opacity="100%" style:font-name="Arial1" fo:font-size="8pt" officeooo:rsid="00c23c06" officeooo:paragraph-rsid="00fc52a7" style:font-size-asian="8pt" style:font-size-complex="8pt"/>
    </style:style>
    <style:style style:name="P4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2a6099" loext:opacity="100%" style:font-name="Arial1" fo:font-size="8pt" officeooo:rsid="00fc52a7" officeooo:paragraph-rsid="00fc52a7" style:font-size-asian="8pt" style:font-size-complex="8pt"/>
    </style:style>
    <style:style style:name="P5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2a6099" loext:opacity="100%" style:font-name="Arial1" fo:font-size="8pt" officeooo:rsid="00a5d069" officeooo:paragraph-rsid="00a5d069" style:font-size-asian="8pt" style:font-size-complex="8pt"/>
    </style:style>
    <style:style style:name="P5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Arial1" fo:font-size="8pt" officeooo:rsid="01105b39" officeooo:paragraph-rsid="01105b39" style:font-size-asian="8pt" style:font-size-complex="8pt"/>
    </style:style>
    <style:style style:name="P5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Arial1" fo:font-size="8pt" officeooo:rsid="0118d732" officeooo:paragraph-rsid="0118d732" style:font-size-asian="8pt" style:font-size-complex="8pt"/>
    </style:style>
    <style:style style:name="P5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Arial1" fo:font-size="8pt" fo:font-weight="normal" officeooo:rsid="00b7c69c" officeooo:paragraph-rsid="00b7c69c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Arial1" fo:font-size="8pt" fo:font-weight="normal" officeooo:rsid="00b7c69c" officeooo:paragraph-rsid="00b7c69c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Arial1" fo:font-size="8pt" fo:font-weight="normal" officeooo:rsid="01382e9e" officeooo:paragraph-rsid="01382e9e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ff0000" loext:opacity="100%" style:font-name="Arial1"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font-size="8pt" officeooo:rsid="0118d732" officeooo:paragraph-rsid="0118d732" style:font-size-asian="8pt" style:font-size-complex="8pt"/>
    </style:style>
    <style:style style:name="P5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Arial1" fo:font-size="8pt" style:font-size-asian="8pt" style:font-size-complex="8pt"/>
    </style:style>
    <style:style style:name="P59" style:family="paragraph" style:parent-style-name="Table_20_Contents">
      <style:paragraph-properties fo:margin-top="0in" fo:margin-bottom="0in" style:contextual-spacing="false" fo:line-height="100%" fo:text-align="start" style:justify-single-word="false"/>
    </style:style>
    <style:style style:name="P6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rsid="0142a62a" officeooo:paragraph-rsid="0142a62a"/>
    </style:style>
    <style:style style:name="P61" style:family="paragraph">
      <style:paragraph-properties fo:text-align="center"/>
    </style:style>
    <style:style style:name="T1" style:family="text">
      <style:text-properties style:font-name="arial" fo:font-size="8pt" officeooo:rsid="001cbc7d" style:font-size-asian="8pt" style:font-size-complex="8pt"/>
    </style:style>
    <style:style style:name="T2" style:family="text">
      <style:text-properties style:font-name="arial" fo:font-size="8pt" officeooo:rsid="010d441c" style:font-size-asian="8pt" style:font-size-complex="8pt"/>
    </style:style>
    <style:style style:name="T3" style:family="text">
      <style:text-properties officeooo:rsid="00a5d069"/>
    </style:style>
    <style:style style:name="T4" style:family="text">
      <style:text-properties style:font-name="Arial1" fo:font-size="6pt" officeooo:rsid="00128e2d" style:font-size-asian="6pt" style:font-size-complex="6pt"/>
    </style:style>
    <style:style style:name="T5" style:family="text">
      <style:text-properties style:font-name="Arial1" fo:font-size="6pt" officeooo:rsid="00139e04" style:font-size-asian="6pt" style:font-size-complex="6pt"/>
    </style:style>
    <style:style style:name="T6" style:family="text">
      <style:text-properties style:font-name="Arial1" fo:font-size="6pt" officeooo:rsid="000880d5" style:font-size-asian="6pt" style:font-size-complex="6pt"/>
    </style:style>
    <style:style style:name="T7" style:family="text">
      <style:text-properties style:font-name="Arial1" fo:font-size="8pt" officeooo:rsid="01161d44" style:font-size-asian="8pt" style:font-size-complex="8pt"/>
    </style:style>
    <style:style style:name="T8" style:family="text">
      <style:text-properties style:font-name="Arial1" fo:font-size="8pt" officeooo:rsid="00ce5fa0" style:font-size-asian="8pt" style:font-size-complex="8pt"/>
    </style:style>
    <style:style style:name="T9" style:family="text">
      <style:text-properties style:font-name="Arial1" fo:font-size="8pt" officeooo:rsid="00ea3375" style:font-size-asian="8pt" style:font-size-complex="8pt"/>
    </style:style>
    <style:style style:name="T10" style:family="text">
      <style:text-properties style:font-name="Arial" fo:font-size="8pt" officeooo:rsid="012ef95f" style:font-size-asian="8pt" style:font-size-complex="8pt"/>
    </style:style>
    <style:style style:name="T11" style:family="text">
      <style:text-properties officeooo:rsid="00c1ba09"/>
    </style:style>
    <style:style style:name="T12" style:family="text">
      <style:text-properties officeooo:rsid="00fc52a7"/>
    </style:style>
    <style:style style:name="T13" style:family="text">
      <style:text-properties fo:color="#3465a4" loext:opacity="100%" style:font-name="Arial1" fo:font-size="8pt" officeooo:rsid="01105b39" style:font-size-asian="8pt" style:font-size-complex="8pt"/>
    </style:style>
    <style:style style:name="T14" style:family="text">
      <style:text-properties fo:color="#3465a4" loext:opacity="100%" style:font-name="Arial1" fo:font-size="8pt" officeooo:rsid="01402721" style:font-size-asian="8pt" style:font-size-complex="8pt"/>
    </style:style>
    <style:style style:name="T15" style:family="text">
      <style:text-properties fo:color="#3465a4" loext:opacity="100%" style:font-name="Arial1" fo:font-size="8pt" officeooo:rsid="011ca1d9" style:font-size-asian="8pt" style:font-size-complex="8pt"/>
    </style:style>
    <style:style style:name="T16" style:family="text">
      <style:text-properties officeooo:rsid="01167c8d"/>
    </style:style>
    <style:style style:name="T17" style:family="text">
      <style:text-properties fo:font-variant="small-caps" fo:color="#3465a4" loext:opacity="100%" style:font-name="Arial" fo:font-size="8pt" style:font-size-asian="8pt" style:font-size-complex="8pt"/>
    </style:style>
    <style:style style:name="T18" style:family="text">
      <style:text-properties fo:font-variant="small-caps" fo:color="#3465a4" loext:opacity="100%" style:font-name="Arial" fo:font-size="8pt" officeooo:rsid="0118d732" style:font-size-asian="8pt" style:font-size-complex="8pt"/>
    </style:style>
    <style:style style:name="T19" style:family="text">
      <style:text-properties fo:font-variant="small-caps" fo:color="#3465a4" loext:opacity="100%" style:font-name="Arial" fo:font-size="8pt" officeooo:rsid="0142a62a" style:font-size-asian="8pt" style:font-size-complex="8pt"/>
    </style:style>
    <style:style style:name="T20" style:family="text">
      <style:text-properties fo:font-variant="small-caps" style:use-window-font-color="true" loext:opacity="0%" style:font-name="Arial1" fo:font-size="8pt" officeooo:rsid="01273320" style:font-size-asian="8pt" style:font-size-complex="8pt"/>
    </style:style>
    <style:style style:name="T21" style:family="text">
      <style:text-properties style:use-window-font-color="true" loext:opacity="0%" style:font-name="Arial1" fo:font-size="8pt" fo:font-weight="normal" officeooo:rsid="013a97b9" style:font-size-asian="8pt" style:font-weight-asian="normal" style:font-size-complex="8pt" style:font-weight-complex="normal"/>
    </style:style>
    <style:style style:name="T22" style:family="text">
      <style:text-properties style:use-window-font-color="true" loext:opacity="0%" style:font-name="Arial1" fo:font-size="8pt" fo:font-weight="normal" officeooo:rsid="01382e9e" style:font-size-asian="8pt" style:font-weight-asian="normal" style:font-size-complex="8pt" style:font-weight-complex="normal"/>
    </style:style>
    <style:style style:name="T23" style:family="text">
      <style:text-properties officeooo:rsid="013c88bb"/>
    </style:style>
    <style:style style:name="T24" style:family="text">
      <style:text-properties fo:font-size="8pt" officeooo:rsid="00fd41ce" style:font-size-asian="8pt" style:font-size-complex="8pt"/>
    </style:style>
    <style:style style:name="T25" style:family="text">
      <style:text-properties fo:font-size="8pt" officeooo:rsid="01311053" style:font-size-asian="8pt" style:font-size-complex="8pt"/>
    </style:style>
    <style:style style:name="T26" style:family="text">
      <style:text-properties fo:font-size="8pt" officeooo:rsid="0118d732" style:font-size-asian="8pt" style:font-size-complex="8pt"/>
    </style:style>
    <style:style style:name="T27" style:family="text">
      <style:text-properties fo:font-size="8pt" officeooo:rsid="01313b7d" style:font-size-asian="8pt" style:font-size-complex="8pt"/>
    </style:style>
    <style:style style:name="T28" style:family="text">
      <style:text-properties officeooo:rsid="0142a62a"/>
    </style:style>
    <style:style style:name="T29" style:family="text">
      <style:text-properties fo:font-variant="small-caps" fo:color="#000080" loext:opacity="100%" style:font-name="Arial" fo:font-size="8pt" officeooo:rsid="0118d732" style:font-size-asian="8pt" style:font-size-complex="8pt"/>
    </style:style>
    <style:style style:name="gr1" style:family="graphic">
      <style:graphic-properties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" text:name="py3o.index"/>
        <text:user-field-decl office:value-type="string" office:string-value="kode" text:name="py3o.line.product_id.default_code"/>
        <text:user-field-decl office:value-type="string" office:string-value="name" text:name="py3o.line.name"/>
        <text:user-field-decl office:value-type="string" office:string-value="qty" text:name="py3o.line.product_uom_qty"/>
        <text:user-field-decl office:value-type="string" office:string-value="tax" text:name="py3o.tax.name"/>
        <text:user-field-decl office:value-type="string" office:string-value="disc" text:name="py3o.line.discount"/>
        <text:user-field-decl office:value-type="string" office:string-value="note" text:name="py3o.obj.note"/>
        <text:user-field-decl office:value-type="string" office:string-value="customer" text:name="py3o.obj.partner_id.name"/>
        <text:user-field-decl office:value-type="string" office:string-value="street" text:name="py3o.obj.partner_invoice_id.street"/>
        <text:user-field-decl office:value-type="string" office:string-value="city" text:name="py3o.obj.partner_invoice_id.city"/>
        <text:user-field-decl office:value-type="string" office:string-value="state" text:name="py3o.obj.partner_invoice_id.state"/>
        <text:user-field-decl office:value-type="string" office:string-value="zip" text:name="py3o.obj.partner_invoice_id.zip"/>
        <text:user-field-decl office:value-type="string" office:string-value="email" text:name="py3o.obj.partner_invoice_id.email"/>
        <text:user-field-decl office:value-type="string" office:string-value="phone" text:name="py3o.obj.partner_id.phone"/>
        <text:user-field-decl office:value-type="string" office:string-value="email" text:name="py3o.obj.partner_id.email"/>
        <text:user-field-decl office:value-type="string" office:string-value="nomor" text:name="py3o.obj.name"/>
        <text:user-field-decl office:value-type="string" office:string-value="date_order" text:name="py3o.obj.date_order"/>
        <text:user-field-decl office:value-type="string" office:string-value="salesperson" text:name="py3o.obj.user_id.name"/>
        <text:user-field-decl office:value-type="string" office:string-value="email_salesperson" text:name="py3o.obj.user_id.email"/>
        <text:user-field-decl office:value-type="string" office:string-value="product" text:name="py3o.line.product_template_id.name"/>
        <text:user-field-decl office:value-type="string" office:string-value="uom" text:name="py3o.line.product_uom"/>
        <text:user-field-decl office:value-type="string" office:string-value="price_unit" text:name="py3o.line.price_unit"/>
        <text:user-field-decl office:value-type="string" office:string-value="tax" text:name="py3o.line.tax_id"/>
        <text:user-field-decl office:value-type="string" office:string-value="subtotal" text:name="py3o.line.price_subtotal"/>
        <text:user-field-decl office:value-type="string" office:string-value="status" text:name="py3o.line.status"/>
        <text:user-field-decl office:value-type="string" office:string-value="uom" text:name="py3o.line.product_uom.name"/>
        <text:user-field-decl office:value-type="string" office:string-value="tax" text:name="py3o.line.tax_id.name"/>
        <text:user-field-decl office:value-type="string" office:string-value="status" text:name="py3o.line.status.name"/>
        <text:user-field-decl office:value-type="string" office:string-value="product" text:name="py3o.line.product_template_id"/>
        <text:user-field-decl office:value-type="string" office:string-value="product" text:name="py3o.line.product_id.name"/>
        <text:user-field-decl office:value-type="string" office:string-value="product_status" text:name="py3o.line.product_status"/>
        <text:user-field-decl office:value-type="string" office:string-value="up" text:name="py3o.obj.contactname_id.name"/>
        <text:user-field-decl office:value-type="string" office:string-value="up" text:name="py3o.obj.contactperson_id.name"/>
        <text:user-field-decl office:value-type="string" office:string-value="inquiry" text:name="py3o.obj.opportunity_id.name"/>
        <text:user-field-decl office:value-type="string" office:string-value="contact_person" text:name="py3o.obj.user_id.phone"/>
        <text:user-field-decl office:value-type="string" office:string-value="inisial" text:name="py3o.obj.user_id.inisial_name"/>
        <text:user-field-decl office:value-type="string" office:string-value="inisial" text:name="py3o.obj.user_id.inisial_user"/>
        <text:user-field-decl office:value-type="string" office:string-value="inisial" text:name="py3o.obj.ref_inq_id.inisial_user"/>
        <text:user-field-decl office:value-type="string" office:string-value="phone" text:name="py3o.obj.partner_id.mobile_phone"/>
        <text:user-field-decl office:value-type="string" office:string-value="contact_person" text:name="py3o.obj.user_id.mobile_phone"/>
        <text:user-field-decl office:value-type="string" office:string-value="account_executive" text:name="py3o.obj.ref_inq_id.name"/>
        <text:user-field-decl office:value-type="string" office:string-value="manager" text:name="py3o.obj.user_id.employee_parent_id.name"/>
        <text:user-field-decl office:value-type="string" office:string-value="payment_term" text:name="py3o.obj.payment_term_id.name"/>
        <text:user-field-decl office:value-type="string" office:string-value="packaging" text:name="py3o.obj.packaging"/>
        <text:user-field-decl office:value-type="string" office:string-value="goods_delivery_procedure" text:name="py3o.obj.goods_delivery_procedure"/>
        <text:user-field-decl office:value-type="string" office:string-value="handover_procedure" text:name="py3o.obj.handover_procedure"/>
        <text:user-field-decl office:value-type="string" office:string-value="after_sales_service" text:name="py3o.obj.after_sales_service"/>
        <text:user-field-decl office:value-type="string" office:string-value="legal_and_other_applicable_req" text:name="py3o.obj.legal_and_other_applicable_req"/>
        <text:user-field-decl office:value-type="string" office:string-value="monogram" text:name="py3o.obj.monogram"/>
        <text:user-field-decl office:value-type="string" office:string-value="rev" text:name="py3o.rev.rev"/>
        <text:user-field-decl office:value-type="string" office:string-value="rev" text:name="py3o.rev.rev.name"/>
        <text:user-field-decl office:value-type="string" office:string-value="prepared" text:name="py3o.rev.prepared_id.name"/>
        <text:user-field-decl office:value-type="string" office:string-value="checked" text:name="py3o.rev.checked_id.name"/>
        <text:user-field-decl office:value-type="string" office:string-value="approved" text:name="py3o.rev.approved_id.name"/>
        <text:user-field-decl office:value-type="string" office:string-value="issue_purpose" text:name="py3o.rev.issue_purpose"/>
        <text:user-field-decl office:value-type="string" office:string-value="customer_reference" text:name="py3o.obj.client_order_ref"/>
        <text:user-field-decl office:value-type="string" office:string-value="project_name" text:name="py3o.obj.project_name"/>
        <text:user-field-decl office:value-type="string" office:string-value="project_scope" text:name="py3o.obj.project_scope"/>
        <text:user-field-decl office:value-type="string" office:string-value="project_title" text:name="py3o.obj.project_title"/>
        <text:user-field-decl office:value-type="string" office:string-value="name_sales" text:name="py3o.obj.name_sales"/>
        <text:user-field-decl office:value-type="string" office:string-value="name_engineering" text:name="py3o.obj.name_engineering"/>
        <text:user-field-decl office:value-type="string" office:string-value="name_quality" text:name="py3o.obj.name_quality"/>
        <text:user-field-decl office:value-type="string" office:string-value="name_purchasing" text:name="py3o.obj.name_purchasing"/>
        <text:user-field-decl office:value-type="string" office:string-value="name_inventory" text:name="py3o.obj.name_inventory"/>
        <text:user-field-decl office:value-type="string" office:string-value="name_production" text:name="py3o.obj.name_production"/>
        <text:user-field-decl office:value-type="string" office:string-value="name_finance" text:name="py3o.obj.name_finance"/>
        <text:user-field-decl office:value-type="string" office:string-value="name_sales" text:name="py3o.obj.name_sales_id.name"/>
        <text:user-field-decl office:value-type="string" office:string-value="name_engineering" text:name="py3o.obj.name_engineering_id.name"/>
        <text:user-field-decl office:value-type="string" office:string-value="name_quality" text:name="py3o.obj.name_quality_id.name"/>
        <text:user-field-decl office:value-type="string" office:string-value="name_purchasing" text:name="py3o.obj.name_purchasing_id.name"/>
        <text:user-field-decl office:value-type="string" office:string-value="name_inventory" text:name="py3o.obj.name_inventory_id.name"/>
        <text:user-field-decl office:value-type="string" office:string-value="name_production" text:name="py3o.obj.name_production_id.name"/>
        <text:user-field-decl office:value-type="string" office:string-value="name_finance" text:name="py3o.obj.name_finance_id.name"/>
        <text:user-field-decl office:value-type="string" office:string-value="account_executive" text:name="py3o.obj.refer_inquiry_id.name"/>
        <text:user-field-decl office:value-type="string" office:string-value="data.role" text:name="py3o.data.role"/>
        <text:user-field-decl office:value-type="string" office:string-value="NamePIC" text:name="py3o.data.name_pic"/>
        <text:user-field-decl office:value-type="string" office:string-value="code_kokai" text:name="py3o.line.code_kokai"/>
        <text:user-field-decl office:value-type="string" office:string-value="Customer Inquiry Number" text:name="py3o.obj.customer_inquiry_number"/>
        <text:user-field-decl office:value-type="string" office:string-value="Customer PO Number" text:name="py3o.obj.po_number_customer"/>
        <text:user-field-decl office:value-type="string" office:string-value="Sales Req" text:name="py3o.obj.sales_requirement"/>
        <text:user-field-decl office:value-type="string" office:string-value="Eng Req" text:name="py3o.obj.engineering_requirement"/>
        <text:user-field-decl office:value-type="string" office:string-value="QA Req" text:name="py3o.obj.quality_assurance_requirement"/>
        <text:user-field-decl office:value-type="string" office:string-value="QC Req" text:name="py3o.obj.quality_control_requirement"/>
        <text:user-field-decl office:value-type="string" office:string-value="Purchasing Req" text:name="py3o.obj.purchasing_requirement"/>
        <text:user-field-decl office:value-type="string" office:string-value="Inventory Req" text:name="py3o.obj.inventory_requirement"/>
        <text:user-field-decl office:value-type="string" office:string-value="PROD Req" text:name="py3o.obj.production_requirement"/>
        <text:user-field-decl office:value-type="string" office:string-value="FAT Req" text:name="py3o.obj.finance_requirement"/>
        <text:user-field-decl office:value-type="string" office:string-value="Eng Req" text:name="py3o.obj.engginering_requirement"/>
        <text:user-field-decl office:value-type="string" office:string-value="customer_po_number" text:name="py3o.obj.customer_po_number"/>
        <text:user-field-decl office:value-type="string" office:string-value="account_executive_id" text:name="py3o.obj.account_executive_id.name"/>
        <text:user-field-decl office:value-type="string" office:string-value="manager" text:name="py3o.obj.manager_id.name"/>
        <text:user-field-decl office:value-type="string" office:string-value="other_painting" text:name="py3o.obj.other_painting"/>
        <text:user-field-decl office:value-type="string" office:string-value="lead_name" text:name="py3o.obj.lead_id.name"/>
        <text:user-field-decl office:value-type="string" office:string-value="scope" text:name="py3o.obj.lead_id.scope"/>
        <text:user-field-decl office:value-type="string" office:string-value="attribute_name" text:name="py3o.variant.attribute_id.name"/>
        <text:user-field-decl office:value-type="string" office:string-value="variant_name" text:name="py3o.variant.name"/>
      </text:user-field-decls>
      <text:p text:style-name="P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4"><text:a xlink:type="simple" xlink:href="py3o://with=%22lang=user.lang%20or%20'en_US'%22" text:style-name="Internet_20_link" text:visited-style-name="Visited_20_Internet_20_Link"><text:span text:style-name="T5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6">FORM REVIEW KONTRAK</text:p>
      <text:p text:style-name="P6"><draw:line text:anchor-type="paragraph" draw:z-index="0" draw:name="Horizontal line 1" draw:style-name="gr1" draw:text-style-name="P61" svg:x1="-0.7189in" svg:y1="-0.0035in" svg:x2="0.8386in" svg:y2="-0.0035in"><text:p/></draw:line>CONTRACT REVIEW FORM</text:p>
      <text:p text:style-name="P19">FORM : QR-028/Rev.<text:span text:style-name="T16">6</text:span></text:p>
      <text:p text:style-name="P19">Effective Date : <text:span text:style-name="T16">6 Februari</text:span> 202<text:span text:style-name="T16">5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13" office:value-type="string">
            <text:p text:style-name="P43">DOCUMENT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5">DOCUMENT NUMBER</text:p>
          </table:table-cell>
          <table:covered-table-cell/>
          <table:table-cell table:style-name="Table1.C2" table:number-columns-spanned="11" office:value-type="string">
            <text:p text:style-name="P22"><text:user-field-get text:name="py3o.obj.name">nom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5"><text:s/>DATE</text:p>
          </table:table-cell>
          <table:covered-table-cell/>
          <table:table-cell table:style-name="Table1.C3" table:number-columns-spanned="11" office:value-type="string">
            <text:p text:style-name="P17"><text:a xlink:type="simple" xlink:href="py3o://function=%22format_datetime(obj.date_order,%20format='dd-MMM-YYYY')%20if%20obj.date_order%20else%20''%22" text:style-name="Internet_20_link" text:visited-style-name="Visited_20_Internet_20_Link"><text:span text:style-name="T24">function="format_datetime(obj.date_order, format='dd-MMM-YYYY') if obj.date_order else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47"/>
          </table:table-cell>
          <table:covered-table-cell/>
          <table:table-cell table:style-name="Table1.C4" office:value-type="string">
            <text:p text:style-name="P47"/>
          </table:table-cell>
          <table:table-cell table:style-name="Table1.D4" office:value-type="string">
            <text:p text:style-name="P23"/>
          </table:table-cell>
          <table:table-cell table:style-name="Table1.E4" table:number-columns-spanned="3" office:value-type="string">
            <text:p text:style-name="P23"/>
          </table:table-cell>
          <table:covered-table-cell/>
          <table:covered-table-cell/>
          <table:table-cell table:style-name="Table1.H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4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table:number-columns-spanned="13" office:value-type="string">
            <text:p text:style-name="P43">REVISION 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6">REVISION NUMBER</text:p>
          </table:table-cell>
          <table:covered-table-cell/>
          <table:table-cell table:style-name="Table1.C6" office:value-type="string">
            <text:p text:style-name="P48">ISSUE PURPOSE</text:p>
          </table:table-cell>
          <table:table-cell table:style-name="Table1.D6" office:value-type="string">
            <text:p text:style-name="P46">ISSUE DATE</text:p>
          </table:table-cell>
          <table:table-cell table:style-name="Table1.E6" table:number-columns-spanned="3" office:value-type="string">
            <text:p text:style-name="P49">PREPARED BY</text:p>
          </table:table-cell>
          <table:covered-table-cell/>
          <table:covered-table-cell/>
          <table:table-cell table:style-name="Table1.H6" table:number-columns-spanned="4" office:value-type="string">
            <text:p text:style-name="P49">APPROVED BY</text:p>
          </table:table-cell>
          <table:covered-table-cell/>
          <table:covered-table-cell/>
          <table:covered-table-cell/>
          <table:table-cell table:style-name="Table1.L6" table:number-columns-spanned="2" office:value-type="string">
            <text:p text:style-name="P49">APPROVED DATE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2"><text:a xlink:type="simple" xlink:href="py3o://for=%22line%20in%20obj._get_issue()%22" text:style-name="Internet_20_link" text:visited-style-name="Visited_20_Internet_20_Link"><text:span text:style-name="T7">for="line in obj._get_issue()"</text:span></text:a></text:p>
          </table:table-cell>
          <table:covered-table-cell/>
          <table:table-cell table:style-name="Table1.C7" office:value-type="string">
            <text:p text:style-name="P21"/>
          </table:table-cell>
          <table:table-cell table:style-name="Table1.D7" office:value-type="string">
            <text:p text:style-name="P26"/>
          </table:table-cell>
          <table:table-cell table:style-name="Table1.E7" table:number-columns-spanned="3" office:value-type="string">
            <text:p text:style-name="P25"/>
          </table:table-cell>
          <table:covered-table-cell/>
          <table:covered-table-cell/>
          <table:table-cell table:style-name="Table1.H7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L7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27">${line.index}</text:p>
          </table:table-cell>
          <table:covered-table-cell/>
          <table:table-cell table:style-name="Table1.C7" office:value-type="string">
            <text:p text:style-name="P27">${line.purpose}</text:p>
          </table:table-cell>
          <table:table-cell table:style-name="Table1.D7" office:value-type="string">
            <text:p text:style-name="P27">${line.date}</text:p>
          </table:table-cell>
          <table:table-cell table:style-name="Table1.E7" table:number-columns-spanned="3" office:value-type="string">
            <text:p text:style-name="P27">${line.prepared}</text:p>
          </table:table-cell>
          <table:covered-table-cell/>
          <table:covered-table-cell/>
          <table:table-cell table:style-name="Table1.H7" table:number-columns-spanned="4" office:value-type="string">
            <text:p text:style-name="P27">${line.approved}</text:p>
          </table:table-cell>
          <table:covered-table-cell/>
          <table:covered-table-cell/>
          <table:covered-table-cell/>
          <table:table-cell table:style-name="Table1.L7" table:number-columns-spanned="2" office:value-type="string">
            <text:p text:style-name="P27">${line.approved_date}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table-cell table:style-name="Table1.C7" office:value-type="string">
            <text:p text:style-name="P21"/>
          </table:table-cell>
          <table:table-cell table:style-name="Table1.D7" office:value-type="string">
            <text:p text:style-name="P26"/>
          </table:table-cell>
          <table:table-cell table:style-name="Table1.E7" table:number-columns-spanned="3" office:value-type="string">
            <text:p text:style-name="P25"/>
          </table:table-cell>
          <table:covered-table-cell/>
          <table:covered-table-cell/>
          <table:table-cell table:style-name="Table1.H7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L7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3"/>
          </table:table-cell>
          <table:covered-table-cell/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3"/>
          </table:table-cell>
          <table:table-cell table:style-name="Table1.E10" table:number-columns-spanned="3" office:value-type="string">
            <text:p text:style-name="P23"/>
          </table:table-cell>
          <table:covered-table-cell/>
          <table:covered-table-cell/>
          <table:table-cell table:style-name="Table1.H10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10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44">SALES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0">CUSTOMER NAME</text:p>
          </table:table-cell>
          <table:covered-table-cell/>
          <table:table-cell table:style-name="Table1.C12" table:number-columns-spanned="11" office:value-type="string">
            <text:p text:style-name="P23"><text:s/><text:user-field-get text:name="py3o.obj.partner_id.name">custom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7">CUSTOMER INQUIRY NO.</text:p>
          </table:table-cell>
          <table:covered-table-cell/>
          <table:table-cell table:style-name="Table1.C13" table:number-columns-spanned="11" office:value-type="string">
            <text:p text:style-name="P23"><text:s/><text:user-field-get text:name="py3o.obj.customer_inquiry_number">Customer Inquiry Numb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7">CUSTOMER PURCHASE ORDER NO.</text:p>
          </table:table-cell>
          <table:covered-table-cell/>
          <table:table-cell table:style-name="Table1.C14" table:number-columns-spanned="11" office:value-type="string">
            <text:p text:style-name="P24"><text:span text:style-name="T11"><text:s/></text:span><text:span text:style-name="T11"><text:user-field-get text:name="py3o.obj.customer_po_number">customer_po_number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7">PROJECTS DUE DATE</text:p>
          </table:table-cell>
          <table:covered-table-cell/>
          <table:table-cell table:style-name="Table1.C15" table:number-columns-spanned="11" office:value-type="string">
            <text:p text:style-name="P33"><text:span text:style-name="T8"><text:s/></text:span><text:a xlink:type="simple" xlink:href="py3o://function=%22format_datetime(obj.due_date,%20format='dd-MMM-YYYY')%20if%20obj.due_date%20else%20''%22" text:style-name="Internet_20_link" text:visited-style-name="Visited_20_Internet_20_Link"><text:span text:style-name="T9">function="format_datetime(obj.due_date, format='dd-MMM-YYYY') if obj.due_date else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7">PROJECT TITLE</text:p>
          </table:table-cell>
          <table:covered-table-cell/>
          <table:table-cell table:style-name="Table1.C16" table:number-columns-spanned="11" office:value-type="string">
            <text:p text:style-name="P23"><text:s/><text:user-field-get text:name="py3o.obj.lead_id.name">lead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7">PROJECT SCOPE</text:p>
          </table:table-cell>
          <table:covered-table-cell/>
          <table:table-cell table:style-name="Table1.C17" table:number-columns-spanned="11" office:value-type="string">
            <text:p text:style-name="P23"><text:s/><text:user-field-get text:name="py3o.obj.lead_id.scope">scop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2" office:value-type="string">
            <text:p text:style-name="P23"/>
          </table:table-cell>
          <table:covered-table-cell/>
          <table:table-cell table:style-name="Table1.C18" office:value-type="string">
            <text:p text:style-name="P23"/>
          </table:table-cell>
          <table:table-cell table:style-name="Table1.D18" office:value-type="string">
            <text:p text:style-name="P23"/>
          </table:table-cell>
          <table:table-cell table:style-name="Table1.E18" table:number-columns-spanned="3" office:value-type="string">
            <text:p text:style-name="P23"/>
          </table:table-cell>
          <table:covered-table-cell/>
          <table:covered-table-cell/>
          <table:table-cell table:style-name="Table1.H18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18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7">APPROVAL SHE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3">DEPARTMENT</text:p>
          </table:table-cell>
          <table:covered-table-cell/>
          <table:table-cell table:style-name="Table1.C20" table:number-columns-spanned="2" office:value-type="string">
            <text:p text:style-name="P13">NAME</text:p>
          </table:table-cell>
          <table:covered-table-cell/>
          <table:table-cell table:style-name="Table1.E20" table:number-columns-spanned="9" office:value-type="string">
            <text:p text:style-name="P13"><text:span text:style-name="T12">APPROVED </text:span>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6"><text:a xlink:type="simple" xlink:href="py3o://for=%22line%20in%20obj._get_approval()%22" text:style-name="Internet_20_link" text:visited-style-name="Visited_20_Internet_20_Link"><text:span text:style-name="T13">for="line in obj._get_approval()"</text:span></text:a></text:p>
          </table:table-cell>
          <table:covered-table-cell/>
          <table:table-cell table:style-name="Table1.C21" table:number-columns-spanned="2" office:value-type="string">
            <text:p text:style-name="P23"/>
          </table:table-cell>
          <table:covered-table-cell/>
          <table:table-cell table:style-name="Table1.E21" table:number-columns-spanned="9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2" table:number-columns-spanned="2" office:value-type="string">
            <text:p text:style-name="P51">${line.department}</text:p>
          </table:table-cell>
          <table:covered-table-cell/>
          <table:table-cell table:style-name="Table1.C22" table:number-columns-spanned="2" office:value-type="string">
            <text:p text:style-name="P51">${line.name}</text:p>
          </table:table-cell>
          <table:covered-table-cell/>
          <table:table-cell table:style-name="Table1.E22" table:number-columns-spanned="9" office:value-type="string">
            <text:p text:style-name="P51">${line.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2" office:value-type="string">
            <text:p text:style-name="P36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table-cell table:style-name="Table1.C23" table:number-columns-spanned="2" office:value-type="string">
            <text:p text:style-name="P29"/>
          </table:table-cell>
          <table:covered-table-cell/>
          <table:table-cell table:style-name="Table1.E23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5" office:value-type="string"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table-cell table:style-name="Table1.F24" table:number-columns-spanned="3" office:value-type="string">
            <text:p text:style-name="P23"/>
          </table:table-cell>
          <table:covered-table-cell/>
          <table:covered-table-cell/>
          <table:table-cell table:style-name="Table1.I24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3" office:value-type="string">
            <text:p text:style-name="P8">PERSON IN CHARGE - KOK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2" office:value-type="string">
            <text:p text:style-name="P23">SALES PERSON</text:p>
          </table:table-cell>
          <table:covered-table-cell/>
          <table:table-cell table:style-name="Table1.C26" table:number-columns-spanned="11" office:value-type="string">
            <text:p text:style-name="P23"><text:user-field-get text:name="py3o.obj.user_id.name">salespers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2" office:value-type="string">
            <text:p text:style-name="P23">ACCOUNT EXECUT<text:span text:style-name="T3">I</text:span>VE</text:p>
          </table:table-cell>
          <table:covered-table-cell/>
          <table:table-cell table:style-name="Table1.C27" table:number-columns-spanned="11" office:value-type="string">
            <text:p text:style-name="P31"><text:user-field-get text:name="py3o.obj.account_executive_id.name">account_executive_i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2" office:value-type="string">
            <text:p text:style-name="P23">SALES &amp; MARKETING MANAGER</text:p>
          </table:table-cell>
          <table:covered-table-cell/>
          <table:table-cell table:style-name="Table1.C28" table:number-columns-spanned="11" office:value-type="string">
            <text:p text:style-name="P23"><text:user-field-get text:name="py3o.obj.manager_id.name">manag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table-cell table:style-name="Table1.F29" table:number-columns-spanned="3" office:value-type="string">
            <text:p text:style-name="P23"/>
          </table:table-cell>
          <table:covered-table-cell/>
          <table:covered-table-cell/>
          <table:table-cell table:style-name="Table1.I29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3" office:value-type="string">
            <text:p text:style-name="P7">CONTRACT TE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2" office:value-type="string">
            <text:p text:style-name="P36"><text:a xlink:type="simple" xlink:href="py3o://for=%22line%20in%20obj.term_ids%22" text:style-name="Internet_20_link" text:visited-style-name="Visited_20_Internet_20_Link"><text:span text:style-name="T14">for="line in obj.term_ids"</text:span></text:a></text:p>
          </table:table-cell>
          <table:covered-table-cell/>
          <table:table-cell table:style-name="Table1.C31" table:number-columns-spanned="1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2" table:number-columns-spanned="2" office:value-type="string">
            <text:p text:style-name="P15">${line.term_id.name}</text:p>
          </table:table-cell>
          <table:covered-table-cell/>
          <table:table-cell table:style-name="Table1.C32" table:number-columns-spanned="11" office:value-type="string">
            <text:p text:style-name="P32">${line.descrip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2" office:value-type="string">
            <text:p text:style-name="P41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table-cell table:style-name="Table1.C33" table:number-columns-spanned="1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4" table:number-columns-spanned="2" office:value-type="string">
            <text:p text:style-name="P23"/>
            <text:p text:style-name="P23"/>
          </table:table-cell>
          <table:covered-table-cell/>
          <table:table-cell table:style-name="Table1.C34" office:value-type="string">
            <text:p text:style-name="P23"/>
          </table:table-cell>
          <table:table-cell table:style-name="Table1.D34" office:value-type="string">
            <text:p text:style-name="P23"/>
          </table:table-cell>
          <table:table-cell table:style-name="Table1.E34" table:number-columns-spanned="3" office:value-type="string">
            <text:p text:style-name="P23"/>
          </table:table-cell>
          <table:covered-table-cell/>
          <table:covered-table-cell/>
          <table:table-cell table:style-name="Table1.H3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34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56">CUSTOMER REQUIR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13" office:value-type="string">
            <text:p text:style-name="P36"><text:a xlink:type="simple" xlink:href="py3o://function=%22line%20in%20obj.py3o_get_note()%22" text:style-name="Internet_20_link" text:visited-style-name="Visited_20_Internet_20_Link"><text:span text:style-name="T19">function="line in obj.py3o_get_note()"</text:span></text:a></text:p>
            <text:p text:style-name="P60"><text:span text:style-name="T17">${line.name}</text:span></text:p>
            <text:p text:style-name="P36"><text:a xlink:type="simple" xlink:href="py3o:///for" text:style-name="Internet_20_link" text:visited-style-name="Visited_20_Internet_20_Link"><text:span text:style-name="T2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7" table:number-columns-spanned="2" office:value-type="string">
            <text:p text:style-name="P23"/>
          </table:table-cell>
          <table:covered-table-cell/>
          <table:table-cell table:style-name="Table1.C37" office:value-type="string">
            <text:p text:style-name="P23"/>
          </table:table-cell>
          <table:table-cell table:style-name="Table1.D37" office:value-type="string">
            <text:p text:style-name="P23"/>
          </table:table-cell>
          <table:table-cell table:style-name="Table1.E37" table:number-columns-spanned="3" office:value-type="string">
            <text:p text:style-name="P23"/>
          </table:table-cell>
          <table:covered-table-cell/>
          <table:covered-table-cell/>
          <table:table-cell table:style-name="Table1.H37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37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table:number-columns-spanned="13" office:value-type="string">
            <text:p text:style-name="P56">PROJECT REQUIR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39" table:number-columns-spanned="2" office:value-type="string">
            <text:p text:style-name="P36"><text:a xlink:type="simple" xlink:href="py3o://for=%22line%20in%20obj.project_requirement_ids%22" text:style-name="Internet_20_link" text:visited-style-name="Visited_20_Internet_20_Link"><text:span text:style-name="T29">for="line in </text:span></text:a><text:a xlink:type="simple" xlink:href="py3o://for=%22line%20in%20obj.project_requirement_ids%22" text:style-name="Internet_20_link" text:visited-style-name="Visited_20_Internet_20_Link"><text:span text:style-name="T29">obj.project_requirement_ids"</text:span></text:a></text:p>
          </table:table-cell>
          <table:covered-table-cell/>
          <table:table-cell table:style-name="Table1.C39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9" table:number-columns-spanned="2" office:value-type="string">
            <text:p text:style-name="P36"><text:a xlink:type="simple" xlink:href="py3o://if=%22line.type=='project'%22" text:style-name="Internet_20_link" text:visited-style-name="Visited_20_Internet_20_Link"><text:span text:style-name="T27">if="line.type=='project'"</text:span></text:a></text:p>
          </table:table-cell>
          <table:covered-table-cell/>
          <table:table-cell table:style-name="Table1.C39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9" table:number-columns-spanned="2" office:value-type="string">
            <text:p text:style-name="P57">${line.department_id.name}</text:p>
          </table:table-cell>
          <table:covered-table-cell/>
          <table:table-cell table:style-name="Table1.C39" table:number-columns-spanned="11" office:value-type="string">
            <text:p text:style-name="P52">${line.descrip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2" table:number-columns-spanned="2" office:value-type="string">
            <text:p text:style-name="P37"><text:a xlink:type="simple" xlink:href="py3o:///if" text:style-name="Internet_20_link" text:visited-style-name="Visited_20_Internet_20_Link"><text:span text:style-name="T25">/if</text:span></text:a></text:p>
          </table:table-cell>
          <table:covered-table-cell/>
          <table:table-cell table:style-name="Table1.C42" table:number-columns-spanned="11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2" table:number-columns-spanned="2" office:value-type="string">
            <text:p text:style-name="P37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  <table:table-cell table:style-name="Table1.C42" table:number-columns-spanned="11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4" table:number-columns-spanned="2" office:value-type="string">
            <text:p text:style-name="P23"/>
          </table:table-cell>
          <table:covered-table-cell/>
          <table:table-cell table:style-name="Table1.C44" office:value-type="string">
            <text:p text:style-name="P23"/>
          </table:table-cell>
          <table:table-cell table:style-name="Table1.D44" office:value-type="string">
            <text:p text:style-name="P23"/>
          </table:table-cell>
          <table:table-cell table:style-name="Table1.E44" table:number-columns-spanned="3" office:value-type="string">
            <text:p text:style-name="P23"/>
          </table:table-cell>
          <table:covered-table-cell/>
          <table:covered-table-cell/>
          <table:table-cell table:style-name="Table1.H4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44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7">ATTACH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6" table:number-columns-spanned="13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7" table:number-columns-spanned="2" office:value-type="string">
            <text:p text:style-name="P23"/>
          </table:table-cell>
          <table:covered-table-cell/>
          <table:table-cell table:style-name="Table1.C47" office:value-type="string">
            <text:p text:style-name="P23"/>
          </table:table-cell>
          <table:table-cell table:style-name="Table1.D47" office:value-type="string">
            <text:p text:style-name="P23"/>
          </table:table-cell>
          <table:table-cell table:style-name="Table1.E47" table:number-columns-spanned="3" office:value-type="string">
            <text:p text:style-name="P23"/>
          </table:table-cell>
          <table:covered-table-cell/>
          <table:covered-table-cell/>
          <table:table-cell table:style-name="Table1.H47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47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7">IT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9" office:value-type="string">
            <text:p text:style-name="P9">NO</text:p>
          </table:table-cell>
          <table:table-cell table:style-name="Table1.A49" office:value-type="string">
            <text:p text:style-name="P10">PRODUCT</text:p>
          </table:table-cell>
          <table:table-cell table:style-name="Table1.A49" table:number-columns-spanned="4" office:value-type="string">
            <text:p text:style-name="P11">DESCRIPTION</text:p>
          </table:table-cell>
          <table:covered-table-cell/>
          <table:covered-table-cell/>
          <table:covered-table-cell/>
          <table:table-cell table:style-name="Table1.A49" table:number-columns-spanned="3" office:value-type="string">
            <text:p text:style-name="P12">CODE</text:p>
          </table:table-cell>
          <table:covered-table-cell/>
          <table:covered-table-cell/>
          <table:table-cell table:style-name="Table1.A49" office:value-type="string">
            <text:p text:style-name="P11">QTY</text:p>
          </table:table-cell>
          <table:table-cell table:style-name="Table1.A49" table:number-columns-spanned="2" office:value-type="string">
            <text:p text:style-name="P10">UOM</text:p>
          </table:table-cell>
          <table:covered-table-cell/>
          <table:table-cell table:style-name="Table1.M49" office:value-type="string">
            <text:p text:style-name="P10">STATUS</text:p>
          </table:table-cell>
        </table:table-row>
        <table:table-row>
          <table:table-cell table:style-name="Table1.A49" office:value-type="string">
            <text:p text:style-name="P9"/>
          </table:table-cell>
          <table:table-cell table:style-name="Table1.M49" table:number-columns-spanned="12" office:value-type="string">
            <text:p text:style-name="P18"><text:a xlink:type="simple" xlink:href="py3o://for=%22index,%20line%20in%20enumerate(obj.order_line,%20start=1)%22" text:style-name="Internet_20_link" text:visited-style-name="Visited_20_Internet_20_Link"><text:span text:style-name="T1">for="index, line in enumerate(obj.order_line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9" office:value-type="string">
            <text:p text:style-name="P53"><text:user-field-get text:name="py3o.index">no</text:user-field-get>.</text:p>
          </table:table-cell>
          <table:table-cell table:style-name="Table1.A49" office:value-type="string">
            <text:p text:style-name="P54"><text:user-field-get text:name="py3o.line.product_id.name">product</text:user-field-get></text:p>
          </table:table-cell>
          <table:table-cell table:style-name="Table1.A49" table:number-columns-spanned="4" office:value-type="string">
            <text:p text:style-name="P39"><text:a xlink:type="simple" xlink:href="py3o://for=%22variant%20in%20line.product_id.product_template_variant_value_ids%22" text:style-name="Internet_20_link" text:visited-style-name="Visited_20_Internet_20_Link"><text:span text:style-name="T21">for="variant in line.product_id.product_template_variant_value_ids"</text:span></text:a></text:p>
            <text:p text:style-name="P55"><text:span text:style-name="T23"><text:user-field-get text:name="py3o.variant.attribute_id.name">attribute_name</text:user-field-get></text:span><text:span text:style-name="T23">: </text:span><text:span text:style-name="T23"><text:user-field-get text:name="py3o.variant.name">variant_name</text:user-field-get></text:span></text:p>
            <text:p text:style-name="P40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table-cell table:style-name="Table1.A49" table:number-columns-spanned="3" office:value-type="string">
            <text:p text:style-name="P54"/>
          </table:table-cell>
          <table:covered-table-cell/>
          <table:covered-table-cell/>
          <table:table-cell table:style-name="Table1.A49" office:value-type="string">
            <text:p text:style-name="P53"><text:user-field-get text:name="py3o.line.product_uom_qty">qty</text:user-field-get></text:p>
          </table:table-cell>
          <table:table-cell table:style-name="Table1.A49" table:number-columns-spanned="2" office:value-type="string">
            <text:p text:style-name="P53"><text:user-field-get text:name="py3o.line.product_uom.name">uom</text:user-field-get></text:p>
          </table:table-cell>
          <table:covered-table-cell/>
          <table:table-cell table:style-name="Table1.M49" office:value-type="string">
            <text:p text:style-name="P34"><text:a xlink:type="simple" xlink:href="py3o://function=%22line._get_string_ability()%22" text:style-name="Internet_20_link" text:visited-style-name="Visited_20_Internet_20_Link"><text:span text:style-name="T10">function="line._get_string_ability()"</text:span></text:a></text:p>
          </table:table-cell>
        </table:table-row>
        <table:table-row>
          <table:table-cell table:style-name="Table1.A49" office:value-type="string">
            <text:p text:style-name="P9"/>
          </table:table-cell>
          <table:table-cell table:style-name="Table1.M49" table:number-columns-spanned="12" office:value-type="string">
            <text:p text:style-name="P35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3" table:number-columns-spanned="2" office:value-type="string">
            <text:p text:style-name="P23"/>
          </table:table-cell>
          <table:covered-table-cell/>
          <table:table-cell table:style-name="Table1.C53" office:value-type="string">
            <text:p text:style-name="P23"/>
          </table:table-cell>
          <table:table-cell table:style-name="Table1.D53" office:value-type="string">
            <text:p text:style-name="P23"/>
          </table:table-cell>
          <table:table-cell table:style-name="Table1.E53" table:number-columns-spanned="3" office:value-type="string">
            <text:p text:style-name="P23"/>
          </table:table-cell>
          <table:covered-table-cell/>
          <table:covered-table-cell/>
          <table:table-cell table:style-name="Table1.H53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L53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1" table:number-columns-spanned="13" office:value-type="string">
            <text:p text:style-name="P7">PROJECT COMPLETION REVIEW RE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5" table:number-columns-spanned="2" office:value-type="string">
            <text:p text:style-name="P36"><text:a xlink:type="simple" xlink:href="py3o://for=%22line%20in%20obj.review_ids%22" text:style-name="Internet_20_link" text:visited-style-name="Visited_20_Internet_20_Link"><text:span text:style-name="T15">for="line in obj.review_ids"</text:span></text:a></text:p>
          </table:table-cell>
          <table:covered-table-cell/>
          <table:table-cell table:style-name="Table1.C55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6" table:number-columns-spanned="2" office:value-type="string">
            <text:p text:style-name="P16">${line.department_id.name}</text:p>
          </table:table-cell>
          <table:covered-table-cell/>
          <table:table-cell table:style-name="Table1.C56" table:number-columns-spanned="11" office:value-type="string">
            <text:p text:style-name="P38"><text:a xlink:type="simple" xlink:href="py3o://function=%22line.note%20if%20line.note%20else%20''%22" text:style-name="Internet_20_link" text:visited-style-name="Visited_20_Internet_20_Link"><text:span text:style-name="T20">function="line.note if line.note else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7" table:number-columns-spanned="2" office:value-type="string">
            <text:p text:style-name="P3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table-cell table:style-name="Table1.C55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a xlink:type="simple" xlink:href="py3o:///with" text:style-name="Internet_20_link" text:visited-style-name="Visited_20_Internet_20_Link"><text:span text:style-name="T6">/with</text:span></text:a></text:p>
      <text:p text:style-name="P1"><text:a xlink:type="simple" xlink:href="py3o:///with" text:style-name="Internet_20_link" text:visited-style-name="Visited_20_Internet_20_Link"><text:span text:style-name="T6">/with</text:span></text:a></text:p>
      <text:p text:style-name="P1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Regular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draw:fill-image draw:name="BG-Kops_25_20Surat_25_20PT" draw:display-name="BG-Kops%20Surat%20PT" xlink:href="Pictures/10000000000009B100000DB4FF9A91067BC4CC7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Arial3" fo:font-family="Arial" style:font-style-name="Regular" style:font-family-generic="swiss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date-style style:name="N20104" number:language="id" number:country="ID">
      <number:era/>
      <number:year/>
      <number:text>n</number:text>
      <number:year number:style="long"/>
      <number:year/>
      <number:text>al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bitmap" draw:fill-image-name="BG-Kops_25_20Surat_25_20PT" style:repeat="stretch" style:footnote-max-height="0in" loext:margin-gutter="0in">
        <style:background-image xlink:href="Pictures/10000000000009B100000DB4FF9A91067BC4CC77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bitmap" draw:background-size="full" draw:fill-image-name="BG-Kops_25_20Surat_25_20PT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KAbdillah</meta:initial-creator>
    <meta:editing-cycles>217</meta:editing-cycles>
    <meta:creation-date>2019-04-11T05:00:00</meta:creation-date>
    <dc:date>2025-05-26T09:29:12.366767871</dc:date>
    <meta:editing-duration>P1DT5H56M19S</meta:editing-duration>
    <meta:generator>LibreOffice/7.3.7.2$Linux_X86_64 LibreOffice_project/30$Build-2</meta:generator>
    <meta:document-statistic meta:table-count="1" meta:image-count="0" meta:object-count="0" meta:page-count="2" meta:paragraph-count="99" meta:word-count="186" meta:character-count="1740" meta:non-whitespace-character-count="1646"/>
    <meta:user-defined meta:name="AppVersion">16.0000</meta:user-defined>
    <meta:template xlink:type="simple" xlink:actuate="onRequest" xlink:title="Normal.dotm" xlink:href=""/>
  </office:meta>
</office:document-meta>
</file>